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2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2.29cm" fo:min-width="3.31cm"/>
      <style:paragraph-properties style:writing-mode="lr-tb"/>
    </style:style>
    <style:style style:name="gr3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4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5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6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7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8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9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09" style:family="graphic" style:parent-style-name="standard">
      <style:graphic-properties svg:stroke-color="#ff0000" draw:fill="none" draw:textarea-horizontal-align="justify" draw:textarea-vertical-align="middle" draw:auto-grow-height="false" fo:min-height="8.958cm" fo:min-width="18.232cm"/>
    </style:style>
    <style:style style:name="gr110" style:family="graphic" style:parent-style-name="standard">
      <style:graphic-properties draw:fill="none" draw:textarea-horizontal-align="justify" draw:textarea-vertical-align="middle" draw:auto-grow-height="false" fo:min-height="0.703cm" fo:min-width="13.67cm"/>
      <style:paragraph-properties style:writing-mode="lr-tb"/>
    </style:style>
    <style:style style:name="gr111" style:family="graphic" style:parent-style-name="standard">
      <style:graphic-properties draw:fill="none" draw:textarea-horizontal-align="justify" draw:textarea-vertical-align="middle" draw:auto-grow-height="false" fo:min-height="1.338cm" fo:min-width="1.723cm"/>
      <style:paragraph-properties style:writing-mode="lr-tb"/>
    </style:style>
    <style:style style:name="gr11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1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1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1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1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1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1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1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2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3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4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5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2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3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4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6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7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69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70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gr171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702cm" fo:min-width="0.45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a933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.66cm" fo:margin-right="0cm" fo:margin-top="0.254cm" fo:margin-bottom="0cm" fo:line-height="100%" fo:text-align="end" fo:text-indent="0cm"/>
      <style:text-properties fo:font-variant="normal" fo:text-transform="none" fo:color="#00a933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fo:color="#00a933" loext:opacity="100%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left="0.508cm" fo:margin-right="0cm" fo:margin-top="0.254cm" fo:margin-bottom="0cm" fo:line-height="100%" fo:text-align="end" fo:text-indent="0cm"/>
      <style:text-properties fo:font-variant="normal" fo:text-transform="none" fo:color="#00a933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a933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.305cm" fo:margin-right="0cm" fo:margin-top="0.254cm" fo:margin-bottom="0cm" fo:line-height="100%" fo:text-align="end" fo:text-indent="0cm"/>
      <style:text-properties fo:font-variant="normal" fo:text-transform="none" fo:color="#00a933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559cm" fo:margin-right="0cm" fo:margin-top="0.254cm" fo:margin-bottom="0cm" fo:line-height="100%" fo:text-align="end" fo:text-indent="0cm"/>
      <style:text-properties fo:font-variant="normal" fo:text-transform="none" fo:color="#00a933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.457cm" fo:margin-right="0cm" fo:margin-top="0.254cm" fo:margin-bottom="0cm" fo:line-height="100%" fo:text-align="end" fo:text-indent="0cm"/>
      <style:text-properties fo:font-variant="normal" fo:text-transform="none" fo:color="#00a933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a933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952cm" svg:height="0.952cm" svg:x="4.176cm" svg:y="4.81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5.762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6.715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7.667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8.62cm">
            <text:p text:style-name="P1">1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4.81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5.762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6.715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7.667cm">
            <text:p text:style-name="P1">1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8.62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4.81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5.762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6.715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7.667cm">
            <text:p text:style-name="P1">1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8.62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4.81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5.762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6.715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7.667cm">
            <text:p text:style-name="P1">1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8.62cm">
            <text:p text:style-name="P1">1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8.621cm" svg:y="3.223cm">
            <text:p text:style-name="P1">2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1cm" svg:y="4.176cm">
            <text:p text:style-name="P1">2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1cm" svg:y="5.128cm">
            <text:p text:style-name="P1">2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1cm" svg:y="6.08cm">
            <text:p text:style-name="P1">3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1cm" svg:y="7.033cm">
            <text:p text:style-name="P1">3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3.223cm">
            <text:p text:style-name="P1">2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4.175cm">
            <text:p text:style-name="P1">2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5.128cm">
            <text:p text:style-name="P1">2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6.08cm">
            <text:p text:style-name="P1">3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7.033cm">
            <text:p text:style-name="P1">3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3.223cm">
            <text:p text:style-name="P1">2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4.175cm">
            <text:p text:style-name="P1">2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5.128cm">
            <text:p text:style-name="P1">3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6.08cm">
            <text:p text:style-name="P1">3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7.033cm">
            <text:p text:style-name="P1">3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3.223cm">
            <text:p text:style-name="P1">2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4.175cm">
            <text:p text:style-name="P1">2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5.128cm">
            <text:p text:style-name="P1">3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6.08cm">
            <text:p text:style-name="P1">3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7.033cm">
            <text:p text:style-name="P1">3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13.065cm" svg:y="1.317cm">
            <text:p text:style-name="P1">4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2.269cm">
            <text:p text:style-name="P1">4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3.222cm">
            <text:p text:style-name="P1">4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4.174cm">
            <text:p text:style-name="P1">5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5.127cm">
            <text:p text:style-name="P1">5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1.317cm">
            <text:p text:style-name="P1">4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2.269cm">
            <text:p text:style-name="P1">4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3.222cm">
            <text:p text:style-name="P1">4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6cm" svg:y="4.174cm">
            <text:p text:style-name="P1">5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5.127cm">
            <text:p text:style-name="P1">5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1.317cm">
            <text:p text:style-name="P1">4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2.269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3.222cm">
            <text:p text:style-name="P1">5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4.174cm">
            <text:p text:style-name="P1">5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5.127cm">
            <text:p text:style-name="P1">5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1.317cm">
            <text:p text:style-name="P1">4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2.269cm">
            <text:p text:style-name="P1">4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3.222cm">
            <text:p text:style-name="P1">5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4.174cm">
            <text:p text:style-name="P1">5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5.127cm">
            <text:p text:style-name="P1">59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5" draw:layer="layout" svg:width="0.952cm" svg:height="0.952cm" svg:x="4.175cm" svg:y="4.81cm">
          <text:p text:style-name="P3"><text:span text:style-name="T1"/></text:p>
          <text:p text:style-name="P4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952cm" svg:height="0.952cm" svg:x="5.127cm" svg:y="4.81cm">
          <text:p text:style-name="P3"><text:span text:style-name="T1"/></text:p>
          <text:p text:style-name="P6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7.033cm" svg:y="4.81cm">
          <text:p text:style-name="P3"><text:span text:style-name="T1"/></text:p>
          <text:p text:style-name="P6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952cm" svg:height="0.952cm" svg:x="4.175cm" svg:y="8.615cm">
          <text:p text:style-name="P3"><text:span text:style-name="T1"/></text:p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952cm" svg:height="0.952cm" svg:x="4.175cm" svg:y="6.715cm">
          <text:p text:style-name="P3"><text:span text:style-name="T1"/></text:p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952cm" svg:height="0.952cm" svg:x="6.08cm" svg:y="4.81cm">
          <text:p text:style-name="P3"><text:span text:style-name="T1"/></text:p>
          <text:p text:style-name="P6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952cm" svg:height="0.952cm" svg:x="5.128cm" svg:y="6.715cm">
          <text:p text:style-name="P3"><text:span text:style-name="T1"/></text:p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2cm" svg:height="0.952cm" svg:x="6.082cm" svg:y="6.715cm">
          <text:p text:style-name="P3"><text:span text:style-name="T1"/></text:p>
          <text:p text:style-name="P6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952cm" svg:height="0.952cm" svg:x="7.034cm" svg:y="6.715cm">
          <text:p text:style-name="P3"><text:span text:style-name="T1"/></text:p>
          <text:p text:style-name="P6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952cm" svg:height="0.952cm" svg:x="5.128cm" svg:y="8.615cm">
          <text:p text:style-name="P3"><text:span text:style-name="T1"/></text:p>
          <text:p text:style-name="P6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52cm" svg:height="0.952cm" svg:x="6.082cm" svg:y="8.617cm">
          <text:p text:style-name="P3"><text:span text:style-name="T1"/></text:p>
          <text:p text:style-name="P8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952cm" svg:height="0.952cm" svg:x="7.034cm" svg:y="8.617cm">
          <text:p text:style-name="P3"><text:span text:style-name="T1"/></text:p>
          <text:p text:style-name="P8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952cm" svg:height="0.952cm" svg:x="8.62cm" svg:y="3.223cm">
          <text:p text:style-name="P3"><text:span text:style-name="T1"/></text:p>
          <text:p text:style-name="P8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52cm" svg:height="0.952cm" svg:x="9.572cm" svg:y="3.223cm">
          <text:p text:style-name="P3"><text:span text:style-name="T1"/></text:p>
          <text:p text:style-name="P8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952cm" svg:height="0.952cm" svg:x="10.52cm" svg:y="3.223cm">
          <text:p text:style-name="P3"><text:span text:style-name="T1"/></text:p>
          <text:p text:style-name="P8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952cm" svg:height="0.952cm" svg:x="11.472cm" svg:y="3.223cm">
          <text:p text:style-name="P3"><text:span text:style-name="T1"/></text:p>
          <text:p text:style-name="P8"><text:span text:style-name="T1">1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952cm" svg:height="0.952cm" svg:x="8.62cm" svg:y="5.128cm">
          <text:p text:style-name="P3"><text:span text:style-name="T1"/></text:p>
          <text:p text:style-name="P8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952cm" svg:height="0.952cm" svg:x="9.572cm" svg:y="5.128cm">
          <text:p text:style-name="P3"><text:span text:style-name="T1"/></text:p>
          <text:p text:style-name="P8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952cm" svg:height="0.952cm" svg:x="10.52cm" svg:y="5.128cm">
          <text:p text:style-name="P3"><text:span text:style-name="T1"/></text:p>
          <text:p text:style-name="P8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952cm" svg:height="0.952cm" svg:x="11.472cm" svg:y="5.128cm">
          <text:p text:style-name="P3"><text:span text:style-name="T1"/></text:p>
          <text:p text:style-name="P8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952cm" svg:height="0.952cm" svg:x="8.62cm" svg:y="7.028cm">
          <text:p text:style-name="P3"><text:span text:style-name="T1"/></text:p>
          <text:p text:style-name="P8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952cm" svg:height="0.952cm" svg:x="9.572cm" svg:y="7.028cm">
          <text:p text:style-name="P3"><text:span text:style-name="T1"/></text:p>
          <text:p text:style-name="P8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952cm" svg:height="0.952cm" svg:x="10.52cm" svg:y="7.028cm">
          <text:p text:style-name="P3"><text:span text:style-name="T1"/></text:p>
          <text:p text:style-name="P8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0.952cm" svg:height="0.952cm" svg:x="11.472cm" svg:y="7.028cm">
          <text:p text:style-name="P3"><text:span text:style-name="T1"/></text:p>
          <text:p text:style-name="P8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952cm" svg:height="0.952cm" svg:x="13.071cm" svg:y="1.322cm">
          <text:p text:style-name="P3"><text:span text:style-name="T1"/></text:p>
          <text:p text:style-name="P8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952cm" svg:height="0.952cm" svg:x="14.023cm" svg:y="1.322cm">
          <text:p text:style-name="P3"><text:span text:style-name="T1"/></text:p>
          <text:p text:style-name="P8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0.952cm" svg:height="0.952cm" svg:x="14.971cm" svg:y="1.322cm">
          <text:p text:style-name="P3"><text:span text:style-name="T1"/></text:p>
          <text:p text:style-name="P8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952cm" svg:height="0.952cm" svg:x="15.923cm" svg:y="1.322cm">
          <text:p text:style-name="P3"><text:span text:style-name="T1"/></text:p>
          <text:p text:style-name="P8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0.952cm" svg:height="0.952cm" svg:x="13.071cm" svg:y="3.227cm">
          <text:p text:style-name="P3"><text:span text:style-name="T1"/></text:p>
          <text:p text:style-name="P8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952cm" svg:height="0.952cm" svg:x="14.023cm" svg:y="3.227cm">
          <text:p text:style-name="P3"><text:span text:style-name="T1"/></text:p>
          <text:p text:style-name="P8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0.952cm" svg:height="0.952cm" svg:x="14.971cm" svg:y="3.227cm">
          <text:p text:style-name="P3"><text:span text:style-name="T1"/></text:p>
          <text:p text:style-name="P8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0.952cm" svg:height="0.952cm" svg:x="15.923cm" svg:y="3.227cm">
          <text:p text:style-name="P3"><text:span text:style-name="T1"/></text:p>
          <text:p text:style-name="P8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952cm" svg:height="0.952cm" svg:x="13.071cm" svg:y="5.127cm">
          <text:p text:style-name="P3"><text:span text:style-name="T1"/></text:p>
          <text:p text:style-name="P8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0.952cm" svg:height="0.952cm" svg:x="14.023cm" svg:y="5.127cm">
          <text:p text:style-name="P3"><text:span text:style-name="T1"/></text:p>
          <text:p text:style-name="P8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0.952cm" svg:height="0.952cm" svg:x="14.971cm" svg:y="5.127cm">
          <text:p text:style-name="P3"><text:span text:style-name="T1"/></text:p>
          <text:p text:style-name="P8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952cm" svg:height="0.952cm" svg:x="15.923cm" svg:y="5.127cm">
          <text:p text:style-name="P3"><text:span text:style-name="T1"/></text:p>
          <text:p text:style-name="P8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.81cm" svg:height="2.54cm" svg:x="4.175cm" svg:y="1.317cm">
          <text:p text:style-name="P1">w = 4</text:p>
          <text:p text:style-name="P1">h = 5</text:p>
          <text:p text:style-name="P1">d = 3 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0.952cm" svg:height="0.952cm" svg:x="2.976cm" svg:y="13.38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2.976cm" svg:y="14.335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2.976cm" svg:y="15.288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2.976cm" svg:y="16.24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2.976cm" svg:y="17.193cm">
            <text:p text:style-name="P1">1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3.929cm" svg:y="13.383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3.929cm" svg:y="14.335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3.929cm" svg:y="15.288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3.929cm" svg:y="16.24cm">
            <text:p text:style-name="P1">1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3.929cm" svg:y="17.193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881cm" svg:y="13.383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881cm" svg:y="14.335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881cm" svg:y="15.288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881cm" svg:y="16.24cm">
            <text:p text:style-name="P1">1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881cm" svg:y="17.193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833cm" svg:y="13.383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833cm" svg:y="14.335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833cm" svg:y="15.288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833cm" svg:y="16.24cm">
            <text:p text:style-name="P1">1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833cm" svg:y="17.193cm">
            <text:p text:style-name="P1">1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7.42cm" svg:y="11.795cm">
            <text:p text:style-name="P1">2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42cm" svg:y="12.748cm">
            <text:p text:style-name="P1">2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42cm" svg:y="13.7cm">
            <text:p text:style-name="P1">2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42cm" svg:y="14.652cm">
            <text:p text:style-name="P1">3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42cm" svg:y="15.605cm">
            <text:p text:style-name="P1">3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373cm" svg:y="11.795cm">
            <text:p text:style-name="P1">2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373cm" svg:y="12.747cm">
            <text:p text:style-name="P1">2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373cm" svg:y="13.7cm">
            <text:p text:style-name="P1">2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373cm" svg:y="14.652cm">
            <text:p text:style-name="P1">3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373cm" svg:y="15.605cm">
            <text:p text:style-name="P1">3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325cm" svg:y="11.795cm">
            <text:p text:style-name="P1">2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325cm" svg:y="12.747cm">
            <text:p text:style-name="P1">2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325cm" svg:y="13.7cm">
            <text:p text:style-name="P1">3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325cm" svg:y="14.652cm">
            <text:p text:style-name="P1">3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325cm" svg:y="15.605cm">
            <text:p text:style-name="P1">3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277cm" svg:y="11.795cm">
            <text:p text:style-name="P1">2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277cm" svg:y="12.747cm">
            <text:p text:style-name="P1">2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277cm" svg:y="13.7cm">
            <text:p text:style-name="P1">3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277cm" svg:y="14.652cm">
            <text:p text:style-name="P1">3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277cm" svg:y="15.605cm">
            <text:p text:style-name="P1">3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11.865cm" svg:y="9.89cm">
            <text:p text:style-name="P1">4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865cm" svg:y="10.842cm">
            <text:p text:style-name="P1">4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865cm" svg:y="11.795cm">
            <text:p text:style-name="P1">4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865cm" svg:y="12.747cm">
            <text:p text:style-name="P1">5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865cm" svg:y="13.7cm">
            <text:p text:style-name="P1">5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2.818cm" svg:y="9.89cm">
            <text:p text:style-name="P1">4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2.818cm" svg:y="10.842cm">
            <text:p text:style-name="P1">4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2.818cm" svg:y="11.795cm">
            <text:p text:style-name="P1">4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2.816cm" svg:y="12.747cm">
            <text:p text:style-name="P1">5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2.818cm" svg:y="13.7cm">
            <text:p text:style-name="P1">5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77cm" svg:y="9.89cm">
            <text:p text:style-name="P1">4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77cm" svg:y="10.842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77cm" svg:y="11.795cm">
            <text:p text:style-name="P1">5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77cm" svg:y="12.747cm">
            <text:p text:style-name="P1">5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77cm" svg:y="13.7cm">
            <text:p text:style-name="P1">5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722cm" svg:y="9.89cm">
            <text:p text:style-name="P1">4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722cm" svg:y="10.842cm">
            <text:p text:style-name="P1">4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722cm" svg:y="11.795cm">
            <text:p text:style-name="P1">5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722cm" svg:y="12.747cm">
            <text:p text:style-name="P1">5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722cm" svg:y="13.7cm">
            <text:p text:style-name="P1">59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7" draw:layer="layout" svg:width="0.952cm" svg:height="0.952cm" svg:x="2.975cm" svg:y="13.383cm">
          <text:p text:style-name="P3"><text:span text:style-name="T1"/></text:p>
          <text:p text:style-name="P6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0.952cm" svg:height="0.952cm" svg:x="3.927cm" svg:y="14.335cm">
          <text:p text:style-name="P3"><text:span text:style-name="T1"/></text:p>
          <text:p text:style-name="P6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0.952cm" svg:height="0.952cm" svg:x="5.832cm" svg:y="16.24cm">
          <text:p text:style-name="P3"><text:span text:style-name="T1"/></text:p>
          <text:p text:style-name="P6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952cm" svg:height="0.952cm" svg:x="2.975cm" svg:y="17.188cm">
          <text:p text:style-name="P3"><text:span text:style-name="T1"/></text:p>
          <text:p text:style-name="P6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952cm" svg:height="0.952cm" svg:x="2.975cm" svg:y="15.288cm">
          <text:p text:style-name="P3"><text:span text:style-name="T1"/></text:p>
          <text:p text:style-name="P6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952cm" svg:height="0.952cm" svg:x="4.88cm" svg:y="15.288cm">
          <text:p text:style-name="P3"><text:span text:style-name="T1"/></text:p>
          <text:p text:style-name="P6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0.952cm" svg:height="0.952cm" svg:x="3.927cm" svg:y="16.24cm">
          <text:p text:style-name="P3"><text:span text:style-name="T1"/></text:p>
          <text:p text:style-name="P6"><text:span text:style-name="T1">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7" draw:layer="layout" svg:width="0.952cm" svg:height="0.952cm" svg:x="4.88cm" svg:y="17.192cm">
          <text:p text:style-name="P3"><text:span text:style-name="T1"/></text:p>
          <text:p text:style-name="P6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draw:layer="layout" svg:width="0.952cm" svg:height="0.952cm" svg:x="7.42cm" svg:y="11.795cm">
          <text:p text:style-name="P3"><text:span text:style-name="T1"/></text:p>
          <text:p text:style-name="P8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draw:layer="layout" svg:width="0.952cm" svg:height="0.952cm" svg:x="4.88cm" svg:y="13.382cm">
          <text:p text:style-name="P3"><text:span text:style-name="T1"/></text:p>
          <text:p text:style-name="P6"><text:span text:style-name="T1">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7" draw:layer="layout" svg:width="0.952cm" svg:height="0.952cm" svg:x="5.832cm" svg:y="14.335cm">
          <text:p text:style-name="P3"><text:span text:style-name="T1"/></text:p>
          <text:p text:style-name="P10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952cm" svg:height="0.952cm" svg:x="7.42cm" svg:y="13.7cm">
          <text:p text:style-name="P3"><text:span text:style-name="T1"/></text:p>
          <text:p text:style-name="P8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0.952cm" svg:height="0.952cm" svg:x="7.42cm" svg:y="15.605cm">
          <text:p text:style-name="P3"><text:span text:style-name="T1"/></text:p>
          <text:p text:style-name="P8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0.952cm" svg:height="0.952cm" svg:x="9.325cm" svg:y="11.8cm">
          <text:p text:style-name="P3"><text:span text:style-name="T1"/></text:p>
          <text:p text:style-name="P8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draw:layer="layout" svg:width="0.952cm" svg:height="0.952cm" svg:x="10.278cm" svg:y="12.748cm">
          <text:p text:style-name="P3"><text:span text:style-name="T1"/></text:p>
          <text:p text:style-name="P8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952cm" svg:height="0.952cm" svg:x="11.865cm" svg:y="9.89cm">
          <text:p text:style-name="P3"><text:span text:style-name="T1"/></text:p>
          <text:p text:style-name="P8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0.952cm" svg:height="0.952cm" svg:x="8.373cm" svg:y="12.747cm">
          <text:p text:style-name="P3"><text:span text:style-name="T1"/></text:p>
          <text:p text:style-name="P8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0.952cm" svg:height="0.952cm" svg:x="9.325cm" svg:y="13.705cm">
          <text:p text:style-name="P3"><text:span text:style-name="T1"/></text:p>
          <text:p text:style-name="P8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0.952cm" svg:height="0.952cm" svg:x="10.278cm" svg:y="14.652cm">
          <text:p text:style-name="P3"><text:span text:style-name="T1"/></text:p>
          <text:p text:style-name="P8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0.952cm" svg:height="0.952cm" svg:x="11.865cm" svg:y="11.795cm">
          <text:p text:style-name="P3"><text:span text:style-name="T1"/></text:p>
          <text:p text:style-name="P8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0.952cm" svg:height="0.952cm" svg:x="8.372cm" svg:y="14.653cm">
          <text:p text:style-name="P3"><text:span text:style-name="T1"/></text:p>
          <text:p text:style-name="P8"><text:span text:style-name="T1">1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0" draw:text-style-name="P7" draw:layer="layout" svg:width="0.952cm" svg:height="0.952cm" svg:x="9.325cm" svg:y="15.605cm">
          <text:p text:style-name="P3"><text:span text:style-name="T1"/></text:p>
          <text:p text:style-name="P8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952cm" svg:height="0.952cm" svg:x="11.865cm" svg:y="13.695cm">
          <text:p text:style-name="P3"><text:span text:style-name="T1"/></text:p>
          <text:p text:style-name="P8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0.952cm" svg:height="0.952cm" svg:x="12.818cm" svg:y="10.843cm">
          <text:p text:style-name="P3"><text:span text:style-name="T1"/></text:p>
          <text:p text:style-name="P8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0.952cm" svg:height="0.952cm" svg:x="13.77cm" svg:y="11.8cm">
          <text:p text:style-name="P3"><text:span text:style-name="T1"/></text:p>
          <text:p text:style-name="P8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0.952cm" svg:height="0.952cm" svg:x="14.723cm" svg:y="12.748cm">
          <text:p text:style-name="P3"><text:span text:style-name="T1"/></text:p>
          <text:p text:style-name="P8"><text:span text:style-name="T1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" draw:layer="layout" svg:width="0.952cm" svg:height="0.952cm" svg:x="12.818cm" svg:y="12.748cm">
          <text:p text:style-name="P3"><text:span text:style-name="T1"/></text:p>
          <text:p text:style-name="P8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draw:layer="layout" svg:width="0.952cm" svg:height="0.952cm" svg:x="13.77cm" svg:y="13.705cm">
          <text:p text:style-name="P3"><text:span text:style-name="T1"/></text:p>
          <text:p text:style-name="P8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952cm" svg:height="0.952cm" svg:x="13.77cm" svg:y="9.89cm">
          <text:p text:style-name="P3"><text:span text:style-name="T1"/></text:p>
          <text:p text:style-name="P8"><text:span text:style-name="T1">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8" draw:text-style-name="P7" draw:layer="layout" svg:width="0.952cm" svg:height="0.952cm" svg:x="14.722cm" svg:y="10.843cm">
          <text:p text:style-name="P3"><text:span text:style-name="T1"/></text:p>
          <text:p text:style-name="P8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.81cm" svg:height="2.54cm" svg:x="2.975cm" svg:y="9.89cm">
          <text:p text:style-name="P1">w = 4</text:p>
          <text:p text:style-name="P1">h = 5</text:p>
          <text:p text:style-name="P1">d = 3 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0.952cm" svg:height="0.952cm" svg:x="4.175cm" svg:y="22.59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5cm" svg:y="23.542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5cm" svg:y="24.495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5cm" svg:y="25.447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5cm" svg:y="26.4cm">
            <text:p text:style-name="P1">1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8cm" svg:y="22.59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8cm" svg:y="23.542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8cm" svg:y="24.495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8cm" svg:y="25.447cm">
            <text:p text:style-name="P1">1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8cm" svg:y="26.4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cm" svg:y="22.59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cm" svg:y="23.542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cm" svg:y="24.495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cm" svg:y="25.447cm">
            <text:p text:style-name="P1">1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cm" svg:y="26.4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2cm" svg:y="22.59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2cm" svg:y="23.542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2cm" svg:y="24.495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2cm" svg:y="25.447cm">
            <text:p text:style-name="P1">1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2cm" svg:y="26.4cm">
            <text:p text:style-name="P1">1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8.621cm" svg:y="21.003cm">
            <text:p text:style-name="P1">2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1cm" svg:y="21.956cm">
            <text:p text:style-name="P1">2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1cm" svg:y="22.908cm">
            <text:p text:style-name="P1">2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1cm" svg:y="23.86cm">
            <text:p text:style-name="P1">3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1cm" svg:y="24.813cm">
            <text:p text:style-name="P1">3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21.003cm">
            <text:p text:style-name="P1">2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21.955cm">
            <text:p text:style-name="P1">2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22.908cm">
            <text:p text:style-name="P1">2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23.86cm">
            <text:p text:style-name="P1">3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4cm" svg:y="24.813cm">
            <text:p text:style-name="P1">3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21.003cm">
            <text:p text:style-name="P1">2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21.955cm">
            <text:p text:style-name="P1">2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22.908cm">
            <text:p text:style-name="P1">3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23.86cm">
            <text:p text:style-name="P1">3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6cm" svg:y="24.813cm">
            <text:p text:style-name="P1">3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21.003cm">
            <text:p text:style-name="P1">2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21.955cm">
            <text:p text:style-name="P1">2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22.908cm">
            <text:p text:style-name="P1">3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23.86cm">
            <text:p text:style-name="P1">3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8cm" svg:y="24.813cm">
            <text:p text:style-name="P1">3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13.065cm" svg:y="19.097cm">
            <text:p text:style-name="P1">4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20.049cm">
            <text:p text:style-name="P1">4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21.002cm">
            <text:p text:style-name="P1">4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21.954cm">
            <text:p text:style-name="P1">5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22.907cm">
            <text:p text:style-name="P1">5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19.097cm">
            <text:p text:style-name="P1">4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20.049cm">
            <text:p text:style-name="P1">4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21.002cm">
            <text:p text:style-name="P1">4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6cm" svg:y="21.954cm">
            <text:p text:style-name="P1">5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22.907cm">
            <text:p text:style-name="P1">5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19.097cm">
            <text:p text:style-name="P1">4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20.049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21.002cm">
            <text:p text:style-name="P1">5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21.954cm">
            <text:p text:style-name="P1">5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22.907cm">
            <text:p text:style-name="P1">5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19.097cm">
            <text:p text:style-name="P1">4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20.049cm">
            <text:p text:style-name="P1">4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21.002cm">
            <text:p text:style-name="P1">5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21.954cm">
            <text:p text:style-name="P1">5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22.907cm">
            <text:p text:style-name="P1">59</text:p>
            <draw:enhanced-geometry svg:viewBox="0 0 21600 21600" draw:type="rectangle" draw:enhanced-path="M 0 0 L 21600 0 21600 21600 0 21600 0 0 Z N"/>
          </draw:custom-shape>
        </draw:g>
        <draw:custom-shape draw:style-name="gr69" draw:text-style-name="P7" draw:layer="layout" svg:width="0.952cm" svg:height="0.952cm" svg:x="4.175cm" svg:y="22.59cm">
          <text:p text:style-name="P3"><text:span text:style-name="T1"/></text:p>
          <text:p text:style-name="P6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0" draw:text-style-name="P7" draw:layer="layout" svg:width="0.952cm" svg:height="0.952cm" svg:x="5.127cm" svg:y="22.59cm">
          <text:p text:style-name="P3"><text:span text:style-name="T1"/></text:p>
          <text:p text:style-name="P6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1" draw:text-style-name="P7" draw:layer="layout" svg:width="0.952cm" svg:height="0.952cm" svg:x="7.033cm" svg:y="22.59cm">
          <text:p text:style-name="P3"><text:span text:style-name="T1"/></text:p>
          <text:p text:style-name="P6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0.952cm" svg:height="0.952cm" svg:x="5.127cm" svg:y="24.495cm">
          <text:p text:style-name="P3"><text:span text:style-name="T1"/></text:p>
          <text:p text:style-name="P6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3" draw:text-style-name="P7" draw:layer="layout" svg:width="0.952cm" svg:height="0.952cm" svg:x="4.175cm" svg:y="23.542cm">
          <text:p text:style-name="P3"><text:span text:style-name="T1"/></text:p>
          <text:p text:style-name="P6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7" draw:layer="layout" svg:width="0.952cm" svg:height="0.952cm" svg:x="6.08cm" svg:y="22.59cm">
          <text:p text:style-name="P3"><text:span text:style-name="T1"/></text:p>
          <text:p text:style-name="P6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5" draw:text-style-name="P7" draw:layer="layout" svg:width="0.952cm" svg:height="0.952cm" svg:x="6.08cm" svg:y="23.542cm">
          <text:p text:style-name="P3"><text:span text:style-name="T1"/></text:p>
          <text:p text:style-name="P6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6" draw:text-style-name="P7" draw:layer="layout" svg:width="0.952cm" svg:height="0.952cm" svg:x="7.033cm" svg:y="23.542cm">
          <text:p text:style-name="P3"><text:span text:style-name="T1"/></text:p>
          <text:p text:style-name="P6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0.952cm" svg:height="0.952cm" svg:x="6.08cm" svg:y="24.495cm">
          <text:p text:style-name="P3"><text:span text:style-name="T1"/></text:p>
          <text:p text:style-name="P8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8" draw:text-style-name="P7" draw:layer="layout" svg:width="0.952cm" svg:height="0.952cm" svg:x="5.128cm" svg:y="23.543cm">
          <text:p text:style-name="P3"><text:span text:style-name="T1"/></text:p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0.952cm" svg:height="0.952cm" svg:x="4.18cm" svg:y="24.494cm">
          <text:p text:style-name="P3"><text:span text:style-name="T1"/></text:p>
          <text:p text:style-name="P1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7" draw:layer="layout" svg:width="0.952cm" svg:height="0.952cm" svg:x="7.033cm" svg:y="24.495cm">
          <text:p text:style-name="P3"><text:span text:style-name="T1"/></text:p>
          <text:p text:style-name="P8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1" draw:text-style-name="P7" draw:layer="layout" svg:width="0.952cm" svg:height="0.952cm" svg:x="4.175cm" svg:y="25.447cm">
          <text:p text:style-name="P3"><text:span text:style-name="T1"/></text:p>
          <text:p text:style-name="P8"><text:span text:style-name="T1">1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2" draw:text-style-name="P7" draw:layer="layout" svg:width="0.952cm" svg:height="0.952cm" svg:x="7.033cm" svg:y="25.448cm">
          <text:p text:style-name="P3"><text:span text:style-name="T1"/></text:p>
          <text:p text:style-name="P8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83" draw:text-style-name="P7" draw:layer="layout" svg:width="0.952cm" svg:height="0.952cm" svg:x="6.08cm" svg:y="26.4cm">
          <text:p text:style-name="P3"><text:span text:style-name="T1"/></text:p>
          <text:p text:style-name="P8"><text:span text:style-name="T1">1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4" draw:text-style-name="P7" draw:layer="layout" svg:width="0.952cm" svg:height="0.952cm" svg:x="14.018cm" svg:y="19.098cm">
          <text:p text:style-name="P3"><text:span text:style-name="T1"/></text:p>
          <text:p text:style-name="P8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85" draw:text-style-name="P7" draw:layer="layout" svg:width="0.952cm" svg:height="0.952cm" svg:x="5.128cm" svg:y="25.448cm">
          <text:p text:style-name="P3"><text:span text:style-name="T1"/></text:p>
          <text:p text:style-name="P8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52cm" svg:height="0.952cm" svg:x="4.175cm" svg:y="26.4cm">
          <text:p text:style-name="P3"><text:span text:style-name="T1"/></text:p>
          <text:p text:style-name="P8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87" draw:text-style-name="P7" draw:layer="layout" svg:width="0.952cm" svg:height="0.952cm" svg:x="7.032cm" svg:y="26.4cm">
          <text:p text:style-name="P3"><text:span text:style-name="T1"/></text:p>
          <text:p text:style-name="P8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88" draw:text-style-name="P7" draw:layer="layout" svg:width="0.952cm" svg:height="0.952cm" svg:x="14.97cm" svg:y="19.098cm">
          <text:p text:style-name="P3"><text:span text:style-name="T1"/></text:p>
          <text:p text:style-name="P8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0.952cm" svg:height="0.952cm" svg:x="6.08cm" svg:y="25.448cm">
          <text:p text:style-name="P3"><text:span text:style-name="T1"/></text:p>
          <text:p text:style-name="P8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0.952cm" svg:height="0.952cm" svg:x="5.127cm" svg:y="26.4cm">
          <text:p text:style-name="P3"><text:span text:style-name="T1"/></text:p>
          <text:p text:style-name="P8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0.952cm" svg:height="0.952cm" svg:x="13.065cm" svg:y="19.097cm">
          <text:p text:style-name="P3"><text:span text:style-name="T1"/></text:p>
          <text:p text:style-name="P8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7" draw:layer="layout" svg:width="0.952cm" svg:height="0.952cm" svg:x="15.923cm" svg:y="19.098cm">
          <text:p text:style-name="P3"><text:span text:style-name="T1"/></text:p>
          <text:p text:style-name="P8"><text:span text:style-name="T1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7" draw:layer="layout" svg:width="0.952cm" svg:height="0.952cm" svg:x="13.065cm" svg:y="20.05cm">
          <text:p text:style-name="P3"><text:span text:style-name="T1"/></text:p>
          <text:p text:style-name="P8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0.952cm" svg:height="0.952cm" svg:x="15.922cm" svg:y="20.05cm">
          <text:p text:style-name="P3"><text:span text:style-name="T1"/></text:p>
          <text:p text:style-name="P8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95" draw:text-style-name="P7" draw:layer="layout" svg:width="0.952cm" svg:height="0.952cm" svg:x="14.97cm" svg:y="21.003cm">
          <text:p text:style-name="P3"><text:span text:style-name="T1"/></text:p>
          <text:p text:style-name="P8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7" draw:layer="layout" svg:width="0.952cm" svg:height="0.952cm" svg:x="14.018cm" svg:y="21.955cm">
          <text:p text:style-name="P3"><text:span text:style-name="T1"/></text:p>
          <text:p text:style-name="P8"><text:span text:style-name="T1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7" draw:layer="layout" svg:width="0.952cm" svg:height="0.952cm" svg:x="14.018cm" svg:y="20.05cm">
          <text:p text:style-name="P3"><text:span text:style-name="T1"/></text:p>
          <text:p text:style-name="P8"><text:span text:style-name="T1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7" draw:layer="layout" svg:width="0.952cm" svg:height="0.952cm" svg:x="13.065cm" svg:y="21.003cm">
          <text:p text:style-name="P3"><text:span text:style-name="T1"/></text:p>
          <text:p text:style-name="P8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0.952cm" svg:height="0.952cm" svg:x="15.923cm" svg:y="21.003cm">
          <text:p text:style-name="P3"><text:span text:style-name="T1"/></text:p>
          <text:p text:style-name="P8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00" draw:text-style-name="P7" draw:layer="layout" svg:width="0.952cm" svg:height="0.952cm" svg:x="14.97cm" svg:y="21.955cm">
          <text:p text:style-name="P3"><text:span text:style-name="T1"/></text:p>
          <text:p text:style-name="P8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01" draw:text-style-name="P7" draw:layer="layout" svg:width="0.952cm" svg:height="0.952cm" svg:x="14.97cm" svg:y="20.05cm">
          <text:p text:style-name="P3"><text:span text:style-name="T1"/></text:p>
          <text:p text:style-name="P8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02" draw:text-style-name="P7" draw:layer="layout" svg:width="0.952cm" svg:height="0.952cm" svg:x="14.018cm" svg:y="21.003cm">
          <text:p text:style-name="P3"><text:span text:style-name="T1"/></text:p>
          <text:p text:style-name="P8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03" draw:text-style-name="P7" draw:layer="layout" svg:width="0.952cm" svg:height="0.952cm" svg:x="13.065cm" svg:y="21.955cm">
          <text:p text:style-name="P3"><text:span text:style-name="T1"/></text:p>
          <text:p text:style-name="P8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04" draw:text-style-name="P7" draw:layer="layout" svg:width="0.952cm" svg:height="0.952cm" svg:x="15.923cm" svg:y="21.955cm">
          <text:p text:style-name="P3"><text:span text:style-name="T1"/></text:p>
          <text:p text:style-name="P8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.81cm" svg:height="2.54cm" svg:x="4.175cm" svg:y="19.097cm">
          <text:p text:style-name="P1">w = 4</text:p>
          <text:p text:style-name="P1">h = 5</text:p>
          <text:p text:style-name="P1">d = 3 </text:p>
          <draw:enhanced-geometry svg:viewBox="0 0 21600 21600" draw:type="rectangle" draw:enhanced-path="M 0 0 L 21600 0 21600 21600 0 21600 0 0 Z N"/>
        </draw:custom-shape>
        <draw:custom-shape draw:style-name="gr105" draw:text-style-name="P7" draw:layer="layout" svg:width="0.952cm" svg:height="0.952cm" svg:x="14.018cm" svg:y="22.908cm">
          <text:p text:style-name="P3"><text:span text:style-name="T1"/></text:p>
          <text:p text:style-name="P8"><text:span text:style-name="T1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7" draw:layer="layout" svg:width="0.952cm" svg:height="0.952cm" svg:x="14.97cm" svg:y="22.908cm">
          <text:p text:style-name="P3"><text:span text:style-name="T1"/></text:p>
          <text:p text:style-name="P8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07" draw:text-style-name="P7" draw:layer="layout" svg:width="0.952cm" svg:height="0.952cm" svg:x="13.065cm" svg:y="22.908cm">
          <text:p text:style-name="P3"><text:span text:style-name="T1"/></text:p>
          <text:p text:style-name="P8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0.952cm" svg:height="0.952cm" svg:x="15.923cm" svg:y="22.908cm">
          <text:p text:style-name="P3"><text:span text:style-name="T1"/></text:p>
          <text:p text:style-name="P8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18.732cm" svg:height="9.208cm" svg:x="1.635cm" svg:y="9.37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9" draw:layer="layout" svg:width="14.17cm" svg:height="0.953cm" svg:x="7.35cm" svg:y="16.875cm">
          <text:p text:style-name="P1">b_i = wh(2w_i//wh) + w(2w_i % h) + (2w_i//h % w)</text:p>
          <draw:enhanced-geometry svg:viewBox="0 0 21600 21600" draw:type="rectangle" draw:enhanced-path="M 0 0 L 21600 0 21600 21600 0 21600 0 0 Z N"/>
        </draw:custom-shape>
        <draw:custom-shape draw:style-name="gr111" draw:text-style-name="P9" draw:layer="layout" svg:width="2.223cm" svg:height="1.588cm" svg:x="1.317cm" svg:y="1.317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111" draw:text-style-name="P9" draw:layer="layout" svg:width="2.223cm" svg:height="1.588cm" svg:x="17.192cm" svg:y="9.89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111" draw:text-style-name="P9" draw:layer="layout" svg:width="2.223cm" svg:height="1.588cm" svg:x="1.635cm" svg:y="19.097cm">
          <text:p text:style-name="P1">Z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1" draw:text-style-name="P2" draw:layer="layout" svg:width="0.952cm" svg:height="0.952cm" svg:x="4.176cm" svg:y="5.76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6.715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7.668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8.62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9.573cm">
            <text:p text:style-name="P1">1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5.763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6.715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7.668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8.62cm">
            <text:p text:style-name="P1">1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9.573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5.763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6.715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7.668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8.62cm">
            <text:p text:style-name="P1">1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9.573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5.763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6.715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7.668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8.62cm">
            <text:p text:style-name="P1">1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9.573cm">
            <text:p text:style-name="P1">1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8.62cm" svg:y="4.175cm">
            <text:p text:style-name="P1">2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cm" svg:y="5.128cm">
            <text:p text:style-name="P1">2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cm" svg:y="6.08cm">
            <text:p text:style-name="P1">2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cm" svg:y="7.032cm">
            <text:p text:style-name="P1">3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cm" svg:y="7.985cm">
            <text:p text:style-name="P1">3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4.175cm">
            <text:p text:style-name="P1">2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5.127cm">
            <text:p text:style-name="P1">2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6.08cm">
            <text:p text:style-name="P1">2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7.032cm">
            <text:p text:style-name="P1">3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7.985cm">
            <text:p text:style-name="P1">3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4.175cm">
            <text:p text:style-name="P1">2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5.127cm">
            <text:p text:style-name="P1">2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6.08cm">
            <text:p text:style-name="P1">3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7.032cm">
            <text:p text:style-name="P1">3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7.985cm">
            <text:p text:style-name="P1">3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4.175cm">
            <text:p text:style-name="P1">2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5.127cm">
            <text:p text:style-name="P1">2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6.08cm">
            <text:p text:style-name="P1">3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7.032cm">
            <text:p text:style-name="P1">3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7.985cm">
            <text:p text:style-name="P1">3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13.065cm" svg:y="2.27cm">
            <text:p text:style-name="P1">4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3.222cm">
            <text:p text:style-name="P1">4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4.175cm">
            <text:p text:style-name="P1">4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5.127cm">
            <text:p text:style-name="P1">5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6.08cm">
            <text:p text:style-name="P1">5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2.27cm">
            <text:p text:style-name="P1">4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3.222cm">
            <text:p text:style-name="P1">4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4.175cm">
            <text:p text:style-name="P1">4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6cm" svg:y="5.127cm">
            <text:p text:style-name="P1">5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6.08cm">
            <text:p text:style-name="P1">5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2.27cm">
            <text:p text:style-name="P1">4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3.222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4.175cm">
            <text:p text:style-name="P1">5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5.127cm">
            <text:p text:style-name="P1">5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6.08cm">
            <text:p text:style-name="P1">5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2.27cm">
            <text:p text:style-name="P1">4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3.222cm">
            <text:p text:style-name="P1">4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4.175cm">
            <text:p text:style-name="P1">5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5.127cm">
            <text:p text:style-name="P1">5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6.08cm">
            <text:p text:style-name="P1">59</text:p>
            <draw:enhanced-geometry svg:viewBox="0 0 21600 21600" draw:type="rectangle" draw:enhanced-path="M 0 0 L 21600 0 21600 21600 0 21600 0 0 Z N"/>
          </draw:custom-shape>
        </draw:g>
        <draw:custom-shape draw:style-name="gr112" draw:text-style-name="P7" draw:layer="layout" svg:width="0.952cm" svg:height="0.952cm" svg:x="4.175cm" svg:y="5.763cm">
          <text:p text:style-name="P3"><text:span text:style-name="T1"/></text:p>
          <text:p text:style-name="P6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7" draw:layer="layout" svg:width="0.952cm" svg:height="0.952cm" svg:x="5.127cm" svg:y="6.715cm">
          <text:p text:style-name="P3"><text:span text:style-name="T1"/></text:p>
          <text:p text:style-name="P6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4" draw:text-style-name="P7" draw:layer="layout" svg:width="0.952cm" svg:height="0.952cm" svg:x="7.032cm" svg:y="8.62cm">
          <text:p text:style-name="P3"><text:span text:style-name="T1"/></text:p>
          <text:p text:style-name="P6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15" draw:text-style-name="P7" draw:layer="layout" svg:width="0.952cm" svg:height="0.952cm" svg:x="4.175cm" svg:y="9.568cm">
          <text:p text:style-name="P3"><text:span text:style-name="T1"/></text:p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16" draw:text-style-name="P7" draw:layer="layout" svg:width="0.952cm" svg:height="0.952cm" svg:x="4.175cm" svg:y="7.668cm">
          <text:p text:style-name="P3"><text:span text:style-name="T1"/></text:p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7" draw:text-style-name="P7" draw:layer="layout" svg:width="0.952cm" svg:height="0.952cm" svg:x="6.08cm" svg:y="7.668cm">
          <text:p text:style-name="P3"><text:span text:style-name="T1"/></text:p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18" draw:text-style-name="P7" draw:layer="layout" svg:width="0.952cm" svg:height="0.952cm" svg:x="5.127cm" svg:y="8.62cm">
          <text:p text:style-name="P3"><text:span text:style-name="T1"/></text:p>
          <text:p text:style-name="P6"><text:span text:style-name="T1">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7" draw:layer="layout" svg:width="0.952cm" svg:height="0.952cm" svg:x="6.08cm" svg:y="9.572cm">
          <text:p text:style-name="P3"><text:span text:style-name="T1"/></text:p>
          <text:p text:style-name="P6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7" draw:layer="layout" svg:width="0.952cm" svg:height="0.952cm" svg:x="8.62cm" svg:y="4.175cm">
          <text:p text:style-name="P3"><text:span text:style-name="T1"/></text:p>
          <text:p text:style-name="P8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7" draw:layer="layout" svg:width="0.952cm" svg:height="0.952cm" svg:x="6.08cm" svg:y="5.762cm">
          <text:p text:style-name="P3"><text:span text:style-name="T1"/></text:p>
          <text:p text:style-name="P6"><text:span text:style-name="T1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2" draw:text-style-name="P7" draw:layer="layout" svg:width="0.952cm" svg:height="0.952cm" svg:x="7.032cm" svg:y="6.715cm">
          <text:p text:style-name="P3"><text:span text:style-name="T1"/></text:p>
          <text:p text:style-name="P10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3" draw:text-style-name="P7" draw:layer="layout" svg:width="0.952cm" svg:height="0.952cm" svg:x="8.62cm" svg:y="6.08cm">
          <text:p text:style-name="P3"><text:span text:style-name="T1"/></text:p>
          <text:p text:style-name="P8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24" draw:text-style-name="P7" draw:layer="layout" svg:width="0.952cm" svg:height="0.952cm" svg:x="8.62cm" svg:y="7.985cm">
          <text:p text:style-name="P3"><text:span text:style-name="T1"/></text:p>
          <text:p text:style-name="P8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25" draw:text-style-name="P7" draw:layer="layout" svg:width="0.952cm" svg:height="0.952cm" svg:x="10.525cm" svg:y="4.18cm">
          <text:p text:style-name="P3"><text:span text:style-name="T1"/></text:p>
          <text:p text:style-name="P8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" draw:layer="layout" svg:width="0.952cm" svg:height="0.952cm" svg:x="11.478cm" svg:y="5.128cm">
          <text:p text:style-name="P3"><text:span text:style-name="T1"/></text:p>
          <text:p text:style-name="P8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27" draw:text-style-name="P7" draw:layer="layout" svg:width="0.952cm" svg:height="0.952cm" svg:x="13.065cm" svg:y="2.27cm">
          <text:p text:style-name="P3"><text:span text:style-name="T1"/></text:p>
          <text:p text:style-name="P8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28" draw:text-style-name="P7" draw:layer="layout" svg:width="0.952cm" svg:height="0.952cm" svg:x="9.573cm" svg:y="5.127cm">
          <text:p text:style-name="P3"><text:span text:style-name="T1"/></text:p>
          <text:p text:style-name="P8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9" draw:text-style-name="P7" draw:layer="layout" svg:width="0.952cm" svg:height="0.952cm" svg:x="10.525cm" svg:y="6.085cm">
          <text:p text:style-name="P3"><text:span text:style-name="T1"/></text:p>
          <text:p text:style-name="P8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0" draw:text-style-name="P7" draw:layer="layout" svg:width="0.952cm" svg:height="0.952cm" svg:x="11.478cm" svg:y="7.032cm">
          <text:p text:style-name="P3"><text:span text:style-name="T1"/></text:p>
          <text:p text:style-name="P8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1" draw:text-style-name="P7" draw:layer="layout" svg:width="0.952cm" svg:height="0.952cm" svg:x="13.065cm" svg:y="4.175cm">
          <text:p text:style-name="P3"><text:span text:style-name="T1"/></text:p>
          <text:p text:style-name="P8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2" draw:text-style-name="P7" draw:layer="layout" svg:width="0.952cm" svg:height="0.952cm" svg:x="9.572cm" svg:y="7.033cm">
          <text:p text:style-name="P3"><text:span text:style-name="T1"/></text:p>
          <text:p text:style-name="P8"><text:span text:style-name="T1">1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3" draw:text-style-name="P7" draw:layer="layout" svg:width="0.952cm" svg:height="0.952cm" svg:x="10.525cm" svg:y="7.985cm">
          <text:p text:style-name="P3"><text:span text:style-name="T1"/></text:p>
          <text:p text:style-name="P8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4" draw:text-style-name="P7" draw:layer="layout" svg:width="0.952cm" svg:height="0.952cm" svg:x="13.065cm" svg:y="6.075cm">
          <text:p text:style-name="P3"><text:span text:style-name="T1"/></text:p>
          <text:p text:style-name="P8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7" draw:layer="layout" svg:width="0.952cm" svg:height="0.952cm" svg:x="14.018cm" svg:y="3.223cm">
          <text:p text:style-name="P3"><text:span text:style-name="T1"/></text:p>
          <text:p text:style-name="P8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6" draw:text-style-name="P7" draw:layer="layout" svg:width="0.952cm" svg:height="0.952cm" svg:x="14.97cm" svg:y="4.18cm">
          <text:p text:style-name="P3"><text:span text:style-name="T1"/></text:p>
          <text:p text:style-name="P8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0.952cm" svg:height="0.952cm" svg:x="15.923cm" svg:y="5.128cm">
          <text:p text:style-name="P3"><text:span text:style-name="T1"/></text:p>
          <text:p text:style-name="P8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" draw:layer="layout" svg:width="0.952cm" svg:height="0.952cm" svg:x="14.018cm" svg:y="5.128cm">
          <text:p text:style-name="P3"><text:span text:style-name="T1"/></text:p>
          <text:p text:style-name="P8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9" draw:text-style-name="P7" draw:layer="layout" svg:width="0.952cm" svg:height="0.952cm" svg:x="14.97cm" svg:y="6.085cm">
          <text:p text:style-name="P3"><text:span text:style-name="T1"/></text:p>
          <text:p text:style-name="P8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40" draw:text-style-name="P7" draw:layer="layout" svg:width="0.952cm" svg:height="0.952cm" svg:x="14.97cm" svg:y="2.27cm">
          <text:p text:style-name="P3"><text:span text:style-name="T1"/></text:p>
          <text:p text:style-name="P8"><text:span text:style-name="T1">2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1" draw:text-style-name="P7" draw:layer="layout" svg:width="0.952cm" svg:height="0.952cm" svg:x="15.922cm" svg:y="3.223cm">
          <text:p text:style-name="P3"><text:span text:style-name="T1"/></text:p>
          <text:p text:style-name="P8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.81cm" svg:height="2.54cm" svg:x="4.175cm" svg:y="2.27cm">
          <text:p text:style-name="P1">w = 4</text:p>
          <text:p text:style-name="P1">h = 5</text:p>
          <text:p text:style-name="P1">d = 3 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0.952cm" svg:height="0.952cm" svg:x="4.176cm" svg:y="14.97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15.922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16.875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17.827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4.176cm" svg:y="18.78cm">
            <text:p text:style-name="P1">1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14.97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15.922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16.875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17.827cm">
            <text:p text:style-name="P1">1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5.129cm" svg:y="18.78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14.9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15.922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16.875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17.827cm">
            <text:p text:style-name="P1">1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6.081cm" svg:y="18.78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14.97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15.922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16.875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17.827cm">
            <text:p text:style-name="P1">1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7.033cm" svg:y="18.78cm">
            <text:p text:style-name="P1">1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8.62cm" svg:y="13.382cm">
            <text:p text:style-name="P1">2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cm" svg:y="14.335cm">
            <text:p text:style-name="P1">2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cm" svg:y="15.287cm">
            <text:p text:style-name="P1">2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cm" svg:y="16.239cm">
            <text:p text:style-name="P1">3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8.62cm" svg:y="17.192cm">
            <text:p text:style-name="P1">3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13.382cm">
            <text:p text:style-name="P1">2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14.334cm">
            <text:p text:style-name="P1">2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15.287cm">
            <text:p text:style-name="P1">2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16.239cm">
            <text:p text:style-name="P1">3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9.573cm" svg:y="17.192cm">
            <text:p text:style-name="P1">3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13.382cm">
            <text:p text:style-name="P1">2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14.334cm">
            <text:p text:style-name="P1">2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15.287cm">
            <text:p text:style-name="P1">3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16.239cm">
            <text:p text:style-name="P1">3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0.525cm" svg:y="17.192cm">
            <text:p text:style-name="P1">3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13.382cm">
            <text:p text:style-name="P1">2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14.334cm">
            <text:p text:style-name="P1">2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15.287cm">
            <text:p text:style-name="P1">3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16.239cm">
            <text:p text:style-name="P1">3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1.477cm" svg:y="17.192cm">
            <text:p text:style-name="P1">3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0.952cm" svg:height="0.952cm" svg:x="13.065cm" svg:y="11.477cm">
            <text:p text:style-name="P1">4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12.429cm">
            <text:p text:style-name="P1">4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13.382cm">
            <text:p text:style-name="P1">4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14.334cm">
            <text:p text:style-name="P1">5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3.065cm" svg:y="15.287cm">
            <text:p text:style-name="P1">5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11.477cm">
            <text:p text:style-name="P1">4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12.429cm">
            <text:p text:style-name="P1">4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13.382cm">
            <text:p text:style-name="P1">4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6cm" svg:y="14.334cm">
            <text:p text:style-name="P1">5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018cm" svg:y="15.287cm">
            <text:p text:style-name="P1">5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11.477cm">
            <text:p text:style-name="P1">4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12.429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13.382cm">
            <text:p text:style-name="P1">50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14.334cm">
            <text:p text:style-name="P1">54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4.97cm" svg:y="15.287cm">
            <text:p text:style-name="P1">5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11.477cm">
            <text:p text:style-name="P1">4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12.429cm">
            <text:p text:style-name="P1">4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13.382cm">
            <text:p text:style-name="P1">5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14.334cm">
            <text:p text:style-name="P1">5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2cm" svg:height="0.952cm" svg:x="15.922cm" svg:y="15.287cm">
            <text:p text:style-name="P1">59</text:p>
            <draw:enhanced-geometry svg:viewBox="0 0 21600 21600" draw:type="rectangle" draw:enhanced-path="M 0 0 L 21600 0 21600 21600 0 21600 0 0 Z N"/>
          </draw:custom-shape>
        </draw:g>
        <draw:custom-shape draw:style-name="gr142" draw:text-style-name="P7" draw:layer="layout" svg:width="0.952cm" svg:height="0.952cm" svg:x="4.175cm" svg:y="14.97cm">
          <text:p text:style-name="P3"><text:span text:style-name="T1"/></text:p>
          <text:p text:style-name="P6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7" draw:layer="layout" svg:width="0.952cm" svg:height="0.952cm" svg:x="5.127cm" svg:y="15.922cm">
          <text:p text:style-name="P3"><text:span text:style-name="T1"/></text:p>
          <text:p text:style-name="P6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4" draw:text-style-name="P7" draw:layer="layout" svg:width="0.952cm" svg:height="0.952cm" svg:x="7.032cm" svg:y="17.827cm">
          <text:p text:style-name="P3"><text:span text:style-name="T1"/></text:p>
          <text:p text:style-name="P6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45" draw:text-style-name="P7" draw:layer="layout" svg:width="0.952cm" svg:height="0.952cm" svg:x="4.175cm" svg:y="18.775cm">
          <text:p text:style-name="P3"><text:span text:style-name="T1"/></text:p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46" draw:text-style-name="P7" draw:layer="layout" svg:width="0.952cm" svg:height="0.952cm" svg:x="4.175cm" svg:y="16.875cm">
          <text:p text:style-name="P3"><text:span text:style-name="T1"/></text:p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7" draw:text-style-name="P7" draw:layer="layout" svg:width="0.952cm" svg:height="0.952cm" svg:x="6.08cm" svg:y="16.875cm">
          <text:p text:style-name="P3"><text:span text:style-name="T1"/></text:p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48" draw:text-style-name="P7" draw:layer="layout" svg:width="0.952cm" svg:height="0.952cm" svg:x="5.127cm" svg:y="17.827cm">
          <text:p text:style-name="P3"><text:span text:style-name="T1"/></text:p>
          <text:p text:style-name="P6"><text:span text:style-name="T1">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9" draw:text-style-name="P7" draw:layer="layout" svg:width="0.952cm" svg:height="0.952cm" svg:x="6.08cm" svg:y="18.779cm">
          <text:p text:style-name="P3"><text:span text:style-name="T1"/></text:p>
          <text:p text:style-name="P6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" draw:layer="layout" svg:width="0.952cm" svg:height="0.952cm" svg:x="8.62cm" svg:y="13.382cm">
          <text:p text:style-name="P3"><text:span text:style-name="T1"/></text:p>
          <text:p text:style-name="P8"><text:span text:style-name="T1">1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7" draw:layer="layout" svg:width="0.952cm" svg:height="0.952cm" svg:x="6.08cm" svg:y="14.969cm">
          <text:p text:style-name="P3"><text:span text:style-name="T1"/></text:p>
          <text:p text:style-name="P6"><text:span text:style-name="T1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2" draw:text-style-name="P7" draw:layer="layout" svg:width="0.952cm" svg:height="0.952cm" svg:x="7.032cm" svg:y="15.922cm">
          <text:p text:style-name="P3"><text:span text:style-name="T1"/></text:p>
          <text:p text:style-name="P10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3" draw:text-style-name="P7" draw:layer="layout" svg:width="0.952cm" svg:height="0.952cm" svg:x="8.62cm" svg:y="15.287cm">
          <text:p text:style-name="P3"><text:span text:style-name="T1"/></text:p>
          <text:p text:style-name="P8"><text:span text:style-name="T1">1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54" draw:text-style-name="P7" draw:layer="layout" svg:width="0.952cm" svg:height="0.952cm" svg:x="8.62cm" svg:y="17.192cm">
          <text:p text:style-name="P3"><text:span text:style-name="T1"/></text:p>
          <text:p text:style-name="P8"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55" draw:text-style-name="P7" draw:layer="layout" svg:width="0.952cm" svg:height="0.952cm" svg:x="10.525cm" svg:y="13.387cm">
          <text:p text:style-name="P3"><text:span text:style-name="T1"/></text:p>
          <text:p text:style-name="P8"><text:span text:style-name="T1">1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7" draw:layer="layout" svg:width="0.952cm" svg:height="0.952cm" svg:x="11.478cm" svg:y="14.335cm">
          <text:p text:style-name="P3"><text:span text:style-name="T1"/></text:p>
          <text:p text:style-name="P8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57" draw:text-style-name="P7" draw:layer="layout" svg:width="0.952cm" svg:height="0.952cm" svg:x="13.065cm" svg:y="11.477cm">
          <text:p text:style-name="P3"><text:span text:style-name="T1"/></text:p>
          <text:p text:style-name="P8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58" draw:text-style-name="P7" draw:layer="layout" svg:width="0.952cm" svg:height="0.952cm" svg:x="9.573cm" svg:y="14.334cm">
          <text:p text:style-name="P3"><text:span text:style-name="T1"/></text:p>
          <text:p text:style-name="P8"><text:span text:style-name="T1">1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9" draw:text-style-name="P7" draw:layer="layout" svg:width="0.952cm" svg:height="0.952cm" svg:x="10.525cm" svg:y="15.292cm">
          <text:p text:style-name="P3"><text:span text:style-name="T1"/></text:p>
          <text:p text:style-name="P8"><text:span text:style-name="T1">1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60" draw:text-style-name="P7" draw:layer="layout" svg:width="0.952cm" svg:height="0.952cm" svg:x="11.478cm" svg:y="16.239cm">
          <text:p text:style-name="P3"><text:span text:style-name="T1"/></text:p>
          <text:p text:style-name="P8"><text:span text:style-name="T1">1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61" draw:text-style-name="P7" draw:layer="layout" svg:width="0.952cm" svg:height="0.952cm" svg:x="13.065cm" svg:y="13.382cm">
          <text:p text:style-name="P3"><text:span text:style-name="T1"/></text:p>
          <text:p text:style-name="P8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62" draw:text-style-name="P7" draw:layer="layout" svg:width="0.952cm" svg:height="0.952cm" svg:x="9.572cm" svg:y="16.24cm">
          <text:p text:style-name="P3"><text:span text:style-name="T1"/></text:p>
          <text:p text:style-name="P8"><text:span text:style-name="T1">1</text:span><text:span text:style-name="T1">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3" draw:text-style-name="P7" draw:layer="layout" svg:width="0.952cm" svg:height="0.952cm" svg:x="10.525cm" svg:y="17.192cm">
          <text:p text:style-name="P3"><text:span text:style-name="T1"/></text:p>
          <text:p text:style-name="P8"><text:span text:style-name="T1">1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64" draw:text-style-name="P7" draw:layer="layout" svg:width="0.952cm" svg:height="0.952cm" svg:x="13.065cm" svg:y="15.282cm">
          <text:p text:style-name="P3"><text:span text:style-name="T1"/></text:p>
          <text:p text:style-name="P8"><text:span text:style-name="T1">2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65" draw:text-style-name="P7" draw:layer="layout" svg:width="0.952cm" svg:height="0.952cm" svg:x="14.018cm" svg:y="12.43cm">
          <text:p text:style-name="P3"><text:span text:style-name="T1"/></text:p>
          <text:p text:style-name="P8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66" draw:text-style-name="P7" draw:layer="layout" svg:width="0.952cm" svg:height="0.952cm" svg:x="14.97cm" svg:y="13.387cm">
          <text:p text:style-name="P3"><text:span text:style-name="T1"/></text:p>
          <text:p text:style-name="P8"><text:span text:style-name="T1">2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67" draw:text-style-name="P7" draw:layer="layout" svg:width="0.952cm" svg:height="0.952cm" svg:x="15.923cm" svg:y="14.335cm">
          <text:p text:style-name="P3"><text:span text:style-name="T1"/></text:p>
          <text:p text:style-name="P8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7" draw:layer="layout" svg:width="0.952cm" svg:height="0.952cm" svg:x="14.018cm" svg:y="14.335cm">
          <text:p text:style-name="P3"><text:span text:style-name="T1"/></text:p>
          <text:p text:style-name="P8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69" draw:text-style-name="P7" draw:layer="layout" svg:width="0.952cm" svg:height="0.952cm" svg:x="14.97cm" svg:y="15.292cm">
          <text:p text:style-name="P3"><text:span text:style-name="T1"/></text:p>
          <text:p text:style-name="P8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70" draw:text-style-name="P7" draw:layer="layout" svg:width="0.952cm" svg:height="0.952cm" svg:x="14.97cm" svg:y="11.477cm">
          <text:p text:style-name="P3"><text:span text:style-name="T1"/></text:p>
          <text:p text:style-name="P8"><text:span text:style-name="T1">2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1" draw:text-style-name="P7" draw:layer="layout" svg:width="0.952cm" svg:height="0.952cm" svg:x="15.922cm" svg:y="12.43cm">
          <text:p text:style-name="P3"><text:span text:style-name="T1"/></text:p>
          <text:p text:style-name="P8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.81cm" svg:height="2.54cm" svg:x="4.175cm" svg:y="11.477cm">
          <text:p text:style-name="P1">w = 4</text:p>
          <text:p text:style-name="P1">h = 5</text:p>
          <text:p text:style-name="P1">d = 3 </text:p>
          <draw:enhanced-geometry svg:viewBox="0 0 21600 21600" draw:type="rectangle" draw:enhanced-path="M 0 0 L 21600 0 21600 21600 0 21600 0 0 Z N"/>
        </draw:custom-shape>
        <draw:custom-shape draw:style-name="gr111" draw:text-style-name="P9" draw:layer="layout" svg:width="2.223cm" svg:height="1.588cm" svg:x="1.317cm" svg:y="1.317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111" draw:text-style-name="P9" draw:layer="layout" svg:width="2.223cm" svg:height="1.588cm" svg:x="1.634cm" svg:y="11.477cm">
          <text:p text:style-name="P1">Z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6:41:32.683692141</meta:creation-date>
    <dc:date>2022-03-11T19:31:04.152836200</dc:date>
    <meta:editing-duration>PT1H7M7S</meta:editing-duration>
    <meta:editing-cycles>3</meta:editing-cycles>
    <meta:generator>LibreOffice/7.0.6.2$Linux_X86_64 LibreOffice_project/00$Build-2</meta:generator>
    <meta:document-statistic meta:object-count="493"/>
  </office:meta>
</office:document-meta>
</file>